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9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70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 style:font-name-complex="Lohit Hindi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1)&quot;)" table:allow-empty-cell="fals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5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6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7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v9n6/qbd3Xe3/K/UIN2EvWz+TpE=" table:protection-key-digest-algorithm="http://www.w3.org/2000/09/xmldsig#sha1" table:print-ranges="Sheet1.B5:Sheet1.B10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147.91pt" svg:height="24.49pt" svg:x="335.68pt" svg:y="584.45pt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 table:number-columns-spanned="2" table:number-rows-spanned="1">
            <text:p>&lt;</text:p>
          </table:table-cell>
          <table:covered-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3: B(i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 table:number-columns-spanned="2" table:number-rows-spanned="1">
            <text:p>0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=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 table:number-columns-spanned="2" table:number-rows-spanned="1">
            <text:p>2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0" calcext:value-type="float">
            <text:p>0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=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2: B(i+1,j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>
            <text:p>2</text:p>
          </table:table-cell>
          <table:table-cell table:style-name="ce14" table:content-validation-name="val6" office:value-type="float" office:value="-1" calcext:value-type="float">
            <text:p>-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1: B(i,j+2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>
            <text:p>1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s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loext:min-decimal-places="0" number:min-integer-digits="2" number:grouping="true"/>
      <number:text>)</number:text>
    </number:number-style>
    <number:number-style style:name="N124" number:title="list">
      <number:number number:decimal-places="0" loext:min-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loext:min-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loext:min-decimal-places="0" number:min-integer-digits="0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4:24:40.725397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08T15:01:24.569897017</dc:date>
    <meta:editing-duration>PT3H40M23S</meta:editing-duration>
    <meta:editing-cycles>17</meta:editing-cycles>
    <meta:generator>LibreOffice/5.1.2.2$Linux_X86_64 LibreOffice_project/10m0$Build-2</meta:generator>
    <meta:document-statistic meta:table-count="1" meta:cell-count="198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